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2.042cm" fo:min-width="4.332cm" fo:padding-top="0.151cm" fo:padding-bottom="0.151cm" fo:padding-left="0.276cm" fo:padding-right="0.276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solid" draw:fill-color="#ffffff" draw:textarea-horizontal-align="justify" draw:textarea-vertical-align="middle" draw:auto-grow-height="false" fo:min-height="1.99cm" fo:min-width="4.2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508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08cm" svg:height="2.54cm" svg:x="2.27cm" svg:y="3.54cm">
          <text:p text:style-name="P1">Write descri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5.08cm" svg:height="2.54cm" svg:x="8.62cm" svg:y="3.54cm">
          <text:p text:style-name="P1">Simulate</text:p>
          <text:p text:style-name="P1">descri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5.08cm" svg:height="2.54cm" svg:x="14.92cm" svg:y="3.501cm">
          <text:p text:style-name="P1">Produce circu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5.08cm" svg:height="2.54cm" svg:x="14.92cm" svg:y="7.35cm">
          <text:p text:style-name="P1">Test circu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7.35cm" svg:y1="4.81cm" svg:x2="8.62cm" svg:y2="4.81cm" draw:start-shape="id1" draw:start-glue-point="1" draw:end-shape="id2" svg:d="M7350 4810h1270" svg:viewBox="0 0 1271 1">
          <text:p/>
        </draw:connector>
        <draw:connector draw:style-name="gr3" draw:text-style-name="P3" draw:layer="layout" svg:x1="13.7cm" svg:y1="4.81cm" svg:x2="14.92cm" svg:y2="4.771cm" draw:start-shape="id2" draw:start-glue-point="1" draw:end-shape="id3" draw:end-glue-point="3" svg:d="M13700 4810h611v-39h609" svg:viewBox="0 0 1221 40">
          <text:p/>
        </draw:connector>
        <draw:connector draw:style-name="gr3" draw:text-style-name="P3" draw:layer="layout" svg:x1="17.46cm" svg:y1="6.041cm" svg:x2="17.46cm" svg:y2="7.35cm" draw:start-shape="id3" draw:start-glue-point="2" draw:end-shape="id4" svg:d="M17460 6041v1309" svg:viewBox="0 0 1 1310">
          <text:p/>
        </draw:connector>
        <draw:connector draw:style-name="gr3" draw:text-style-name="P3" draw:layer="layout" svg:x1="14.92cm" svg:y1="8.62cm" svg:x2="13.7cm" svg:y2="8.62cm" draw:start-shape="id4" draw:start-glue-point="3" draw:end-shape="id5" draw:end-glue-point="1" svg:d="M14920 8620h-1220" svg:viewBox="0 0 1221 1">
          <text:p/>
        </draw:connector>
        <draw:custom-shape draw:style-name="gr2" draw:text-style-name="P2" xml:id="id5" draw:id="id5" draw:layer="layout" svg:width="5.08cm" svg:height="2.54cm" svg:x="8.62cm" svg:y="7.35cm">
          <text:p text:style-name="P1">Fix descrip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12.468cm" svg:y1="7.376cm" svg:x2="12.468cm" svg:y2="6.106cm" svg:d="M12468 7376v-1270" svg:viewBox="0 0 1 1271">
          <text:p/>
        </draw:connector>
        <draw:connector draw:style-name="gr3" draw:text-style-name="P3" draw:layer="layout" svg:x1="9.928cm" svg:y1="6.055cm" svg:x2="9.928cm" svg:y2="7.325cm" svg:d="M9928 6055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3T11:09:47.116303512</meta:creation-date>
    <dc:date>2023-04-03T13:16:55.281816492</dc:date>
    <meta:editing-duration>PT12M47S</meta:editing-duration>
    <meta:editing-cycles>3</meta:editing-cycles>
    <meta:generator>LibreOffice/6.0.4.2$MacOSX_X86_64 LibreOffice_project/9b0d9b32d5dcda91d2f1a96dc04c645c450872bf</meta:generator>
    <meta:document-statistic meta:object-count="11"/>
  </office:meta>
</office:document-meta>
</file>